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ializationPropagator.invokeLifecycleWorker( String beanName , Object bean , BeanDefinition bean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itializationPropagator.getLifecycle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izationPropagat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